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343a8" officeooo:paragraph-rsid="003343a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2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c4cba" officeooo:paragraph-rsid="002c4cba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3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65ba2" officeooo:paragraph-rsid="00265ba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4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8dc95" officeooo:paragraph-rsid="0030822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5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8dc95" officeooo:paragraph-rsid="0028dc95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6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030ae" officeooo:paragraph-rsid="003030ae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7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76178" officeooo:paragraph-rsid="0027617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8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7722e" officeooo:paragraph-rsid="0027722e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9" style:family="paragraph" style:parent-style-name="Standard" style:list-style-name="L1" style:master-page-name="Standard">
      <style:paragraph-properties fo:margin-top="0.4cm" fo:margin-bottom="0.4cm" style:contextual-spacing="false" fo:line-height="115%" fo:text-align="justify" style:justify-single-word="false" style:page-number="auto" style:writing-mode="rl-tb"/>
      <style:text-properties fo:color="#ffff00" loext:opacity="100%" style:font-name="IRANMarker" fo:font-size="14pt" fo:language="en" fo:country="US" fo:font-weight="normal" officeooo:rsid="00369414" officeooo:paragraph-rsid="00369414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T1" style:family="text">
      <style:text-properties officeooo:rsid="0028dc95"/>
    </style:style>
    <style:style style:name="T2" style:family="text">
      <style:text-properties officeooo:rsid="002a9326"/>
    </style:style>
    <style:style style:name="T3" style:family="text">
      <style:text-properties officeooo:rsid="002c4cba"/>
    </style:style>
    <style:style style:name="T4" style:family="text">
      <style:text-properties officeooo:rsid="002d427a"/>
    </style:style>
    <style:style style:name="T5" style:family="text">
      <style:text-properties officeooo:rsid="003030ae"/>
    </style:style>
    <style:style style:name="T6" style:family="text">
      <style:text-properties officeooo:rsid="0031d265"/>
    </style:style>
    <style:style style:name="T7" style:family="text">
      <style:text-properties officeooo:rsid="003343a8"/>
    </style:style>
    <style:style style:name="T8" style:family="text">
      <style:text-properties officeooo:rsid="003862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6cm" fo:text-indent="-0.635cm" fo:margin-left="0.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63cm" fo:text-indent="-0.635cm" fo:margin-left="1.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075cm" fo:text-indent="-0.635cm" fo:margin-left="6.0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30357209" text:style-name="L1">
        <text:list-item>
          <text:p text:style-name="P9">متد مربوط به رویداد فشرده شدن کلید از صفحه کلید:</text:p>
          <text:list>
            <text:list-item>
              <text:p text:style-name="P1">تولید یک Lorem Ipsum در صورتی که در آغاز یک مرحله هستیم و یا زمان یک مورد به پایان رسیده است.</text:p>
            </text:list-item>
            <text:list-item>
              <text:p text:style-name="P1">تعداد کلمه ها باید معادل شماره مرحله باشد.</text:p>
            </text:list-item>
            <text:list-item>
              <text:p text:style-name="P1">با ارائه هر بلوگ از متن، باید این بلوک از بالا به پایین حرکت کند، ظرف هفت ثانیه و با به پایین رسیدن و عدم تایپ کامل یک ضربدر قرمز منظور شود و بلوک بعدی آغاز شود.</text:p>
            </text:list-item>
            <text:list-item>
              <text:p text:style-name="P1">نگهداری <text:span text:style-name="T8">چهار</text:span> وضعیت برای Lorem Ipsum: <text:span text:style-name="T8">شامل، Start, Typing, Typed, EndTime.</text:span></text:p>
            </text:list-item>
          </text:list>
        </text:list-item>
        <text:list-item>
          <text:p text:style-name="P2">یک متغیر برای نگهداری المنتی که حاوی بلوک متن است.</text:p>
        </text:list-item>
        <text:list-item>
          <text:p text:style-name="P2">یک متغیر برای نگهداری<text:span text:style-name="T4"> المنت</text:span> <text:s/>Game Box.</text:p>
        </text:list-item>
        <text:list-item>
          <text:p text:style-name="P3">یک متغیر برای نگهداری تفاضل بین اسکی و utf-16.</text:p>
        </text:list-item>
        <text:list-item>
          <text:p text:style-name="P4">یک متغیر برای نگهداری تعداد ضربدرهای قرمز</text:p>
        </text:list-item>
        <text:list-item>
          <text:p text:style-name="P6">کنترل تایپ<text:span text:style-name="T6"> (Event نیست و فقط متد است)</text:span>:</text:p>
          <text:list>
            <text:list-item>
              <text:p text:style-name="P6">بررسی کلید فشرده شده و نمایش عکس العمل</text:p>
            </text:list-item>
            <text:list-item>
              <text:p text:style-name="P7">کاراکتر جاری (برای تایپ) باید با Underscore نشان داده شود.</text:p>
            </text:list-item>
            <text:list-item>
              <text:p text:style-name="P7">با تایپ صحیح به کاراکتر بعدی برود، یعنی کاراکتر جاری بدون Underscore و کاراکتر بعدی با Underscore.</text:p>
            </text:list-item>
            <text:list-item>
              <text:p text:style-name="P7">کاراکتری که غلط تایپ شده است باید به رنگ قرمز در بیاید.</text:p>
            </text:list-item>
            <text:list-item>
              <text:p text:style-name="P7"><text:soft-page-break/>ثبت تعداد کلمه، کاراکتر و غلط های تایپ شده.</text:p>
            </text:list-item>
            <text:list-item>
              <text:p text:style-name="P8">چک کردن اینکه زمان تایپ یک بلوک از متن به پایان رسیده یا نه<text:span text:style-name="T1">،</text:span> اگر زمان تمام شده است باید یک ضربدر قرمز ثبت شود<text:span text:style-name="T5">.</text:span></text:p>
            </text:list-item>
          </text:list>
        </text:list-item>
        <text:list-item>
          <text:p text:style-name="P5">در صورت تایپ شدن کلیدی غیر از کلیدهای حروف الفبا، فاصله و احتمالا اعداد، باید <text:span text:style-name="T3">Game Box</text:span> تغییر رنگ دهد<text:span text:style-name="T2"> و مجددا به حالت اول باز گردد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778cm" fo:margin-bottom="1.778cm" fo:margin-left="1.778cm" fo:margin-right="1.778cm" fo:background-color="#000000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19T01:10:33</meta:creation-date>
    <dc:language>en-US</dc:language>
    <dc:date>2023-07-15T18:46:45.377000000</dc:date>
    <meta:editing-cycles>24</meta:editing-cycles>
    <meta:editing-duration>PT2H18M40S</meta:editing-duration>
    <meta:generator>LibreOffice/7.1.5.2$Windows_x86 LibreOffice_project/85f04e9f809797b8199d13c421bd8a2b025d52b5</meta:generator>
    <meta:document-statistic meta:table-count="0" meta:image-count="0" meta:object-count="0" meta:page-count="2" meta:paragraph-count="17" meta:word-count="253" meta:character-count="1196" meta:non-whitespace-character-count="976"/>
  </office:meta>
</office:document-meta>
</file>